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0pt" fo:font-style="normal" fo:font-weight="normal" officeooo:rsid="0057bf31" officeooo:paragraph-rsid="0057bf31" style:font-size-asian="10pt" style:font-style-asian="normal" style:font-weight-asian="normal" style:font-size-complex="10pt" style:font-style-complex="normal" style:font-weight-complex="normal"/>
    </style:style>
    <style:style style:name="P2" style:family="paragraph" style:parent-style-name="Standard">
      <style:paragraph-properties fo:text-align="start" style:justify-single-word="false"/>
      <style:text-properties fo:color="#000000" fo:font-size="10pt" fo:font-style="normal" fo:font-weight="normal" officeooo:rsid="005856f7" officeooo:paragraph-rsid="005856f7"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fo:color="#000000" fo:font-size="10pt" fo:font-style="normal" fo:font-weight="normal" officeooo:rsid="005a72cf" officeooo:paragraph-rsid="005a72c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fo:font-size="10pt" fo:font-style="normal" fo:font-weight="normal" officeooo:rsid="005c447d" officeooo:paragraph-rsid="005c447d"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fo:font-size="10pt" fo:font-style="normal" fo:font-weight="normal" officeooo:rsid="005ce4ff" officeooo:paragraph-rsid="005ce4ff"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fo:color="#000000" fo:font-size="10pt" fo:font-style="normal" fo:font-weight="normal" officeooo:rsid="005f38f0" officeooo:paragraph-rsid="005f38f0"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fo:color="#000000" fo:font-size="10pt" fo:font-style="normal" fo:font-weight="normal" officeooo:rsid="0060b9e7" officeooo:paragraph-rsid="0060b9e7"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fo:color="#000000" fo:font-size="10pt" fo:font-style="normal" fo:font-weight="normal" officeooo:rsid="0062453d" officeooo:paragraph-rsid="0062453d"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color="#000000" fo:font-size="10pt" fo:font-style="normal" fo:font-weight="normal" officeooo:rsid="0062f74a" officeooo:paragraph-rsid="0062f74a"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color="#21409a" fo:font-size="10pt" fo:font-style="normal" fo:font-weight="bold" officeooo:rsid="0057bf31" officeooo:paragraph-rsid="0057bf31"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fo:color="#000000" fo:font-size="10pt" fo:font-style="normal" fo:font-weight="normal" officeooo:rsid="0062f74a" officeooo:paragraph-rsid="0062f74a"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fo:color="#000000" fo:font-size="10pt" fo:font-style="normal" fo:font-weight="normal" officeooo:rsid="0067ff53" officeooo:paragraph-rsid="0067ff53"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fo:color="#000000" fo:font-size="10pt" fo:font-style="normal" fo:font-weight="normal" officeooo:rsid="0069ad3b" officeooo:paragraph-rsid="0069ad3b"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fo:color="#000000" fo:font-size="10pt" fo:font-style="normal" fo:font-weight="normal" officeooo:rsid="0069ad3b" officeooo:paragraph-rsid="006bc4e3"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color="#000000" fo:font-size="10pt" fo:font-style="normal" fo:font-weight="normal" officeooo:rsid="006a3a53" officeooo:paragraph-rsid="006a3a53"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color="#000000" fo:font-size="10pt" fo:font-style="normal" fo:font-weight="normal" officeooo:rsid="006bc4e3" officeooo:paragraph-rsid="006bc4e3"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color="#000000" fo:font-size="10pt" fo:font-style="normal" fo:font-weight="normal" officeooo:rsid="006ddbd4" officeooo:paragraph-rsid="006ddbd4"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fo:font-size="10pt" fo:font-style="normal" fo:font-weight="normal" officeooo:rsid="007215b4" officeooo:paragraph-rsid="007215b4"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fo:color="#21409a" fo:font-size="10pt" fo:font-style="normal" fo:font-weight="bold" officeooo:rsid="0067ff53" officeooo:paragraph-rsid="0067ff53" style:font-size-asian="10pt" style:font-style-asian="normal" style:font-weight-asian="bold" style:font-size-complex="10pt" style:font-style-complex="normal" style:font-weight-complex="bold"/>
    </style:style>
    <style:style style:name="P20" style:family="paragraph" style:parent-style-name="Standard">
      <style:paragraph-properties fo:text-align="center" style:justify-single-word="false"/>
      <style:text-properties fo:color="#21409a" fo:font-size="10pt" fo:font-style="normal" fo:font-weight="bold" officeooo:rsid="0070a4d5" officeooo:paragraph-rsid="0070a4d5" style:font-size-asian="10pt" style:font-style-asian="normal" style:font-weight-asian="bold" style:font-size-complex="10pt" style:font-style-complex="normal" style:font-weight-complex="bold"/>
    </style:style>
    <style:style style:name="P21" style:family="paragraph" style:parent-style-name="Standard">
      <style:paragraph-properties fo:text-align="start" style:justify-single-word="false"/>
      <style:text-properties fo:color="#ce181e" fo:font-size="10pt" fo:font-style="normal" fo:font-weight="bold" officeooo:rsid="006ddbd4" officeooo:paragraph-rsid="006ddbd4" style:font-size-asian="10pt" style:font-style-asian="normal" style:font-weight-asian="bold" style:font-size-complex="10pt" style:font-style-complex="normal" style:font-weight-complex="bold"/>
    </style:style>
    <style:style style:name="P22" style:family="paragraph" style:parent-style-name="Standard">
      <style:paragraph-properties fo:text-align="start" style:justify-single-word="false"/>
      <style:text-properties fo:color="#ce181e" fo:font-size="10pt" fo:font-style="normal" fo:font-weight="bold" officeooo:rsid="006f69f5" officeooo:paragraph-rsid="006f69f5" style:font-size-asian="10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text-properties fo:color="#ce181e" fo:font-size="10pt" fo:font-style="normal" fo:font-weight="bold" officeooo:rsid="0070a4d5" officeooo:paragraph-rsid="0070a4d5" style:font-size-asian="10pt" style:font-style-asian="normal" style:font-weight-asian="bold" style:font-size-complex="10pt" style:font-style-complex="normal" style:font-weight-complex="bold"/>
    </style:style>
    <style:style style:name="T1" style:family="text">
      <style:text-properties fo:color="#ed1c24"/>
    </style:style>
    <style:style style:name="T2" style:family="text">
      <style:text-properties fo:color="#ed1c24" fo:font-weight="bold" style:font-weight-asian="bold" style:font-weight-complex="bold"/>
    </style:style>
    <style:style style:name="T3" style:family="text">
      <style:text-properties fo:color="#ed1c24" fo:font-weight="bold" officeooo:rsid="00596910" style:font-weight-asian="bold" style:font-weight-complex="bold"/>
    </style:style>
    <style:style style:name="T4" style:family="text">
      <style:text-properties fo:color="#ed1c24" fo:font-weight="bold" officeooo:rsid="0067ff53" style:font-weight-asian="bold" style:font-weight-complex="bold"/>
    </style:style>
    <style:style style:name="T5" style:family="text">
      <style:text-properties fo:color="#ed1c24" fo:font-weight="bold" officeooo:rsid="0070f0e2" style:font-weight-asian="bold" style:font-weight-complex="bold"/>
    </style:style>
    <style:style style:name="T6" style:family="text">
      <style:text-properties fo:color="#ed1c24" fo:font-weight="bold" officeooo:rsid="007359dd" style:font-weight-asian="bold" style:font-weight-complex="bold"/>
    </style:style>
    <style:style style:name="T7" style:family="text">
      <style:text-properties fo:color="#ed1c24" fo:font-weight="bold" officeooo:rsid="006bc4e3" style:font-weight-asian="bold" style:font-weight-complex="bold"/>
    </style:style>
    <style:style style:name="T8" style:family="text">
      <style:text-properties fo:color="#ed1c24" officeooo:rsid="007359dd"/>
    </style:style>
    <style:style style:name="T9" style:family="text">
      <style:text-properties fo:font-weight="bold" style:font-weight-asian="bold" style:font-weight-complex="bold"/>
    </style:style>
    <style:style style:name="T10" style:family="text">
      <style:text-properties fo:font-weight="bold" officeooo:rsid="006bc4e3" style:font-weight-asian="bold" style:font-weight-complex="bold"/>
    </style:style>
    <style:style style:name="T11" style:family="text">
      <style:text-properties fo:font-weight="bold" officeooo:rsid="006d14ff" style:font-weight-asian="bold" style:font-weight-complex="bold"/>
    </style:style>
    <style:style style:name="T12" style:family="text">
      <style:text-properties fo:font-weight="bold" officeooo:rsid="0070f0e2" style:font-weight-asian="bold" style:font-weight-complex="bold"/>
    </style:style>
    <style:style style:name="T13" style:family="text">
      <style:text-properties officeooo:rsid="00596910"/>
    </style:style>
    <style:style style:name="T14" style:family="text">
      <style:text-properties officeooo:rsid="0060b9e7"/>
    </style:style>
    <style:style style:name="T15" style:family="text">
      <style:text-properties officeooo:rsid="0067ff53"/>
    </style:style>
    <style:style style:name="T16" style:family="text">
      <style:text-properties fo:color="#ce181e"/>
    </style:style>
    <style:style style:name="T17" style:family="text">
      <style:text-properties fo:color="#ce181e" fo:font-weight="bold" style:font-weight-asian="bold" style:font-weight-complex="bold"/>
    </style:style>
    <style:style style:name="T18" style:family="text">
      <style:text-properties fo:color="#ce181e" fo:font-weight="bold" officeooo:rsid="006bc4e3" style:font-weight-asian="bold" style:font-weight-complex="bold"/>
    </style:style>
    <style:style style:name="T19" style:family="text">
      <style:text-properties fo:color="#ce181e" fo:font-weight="bold" officeooo:rsid="006d14ff" style:font-weight-asian="bold" style:font-weight-complex="bold"/>
    </style:style>
    <style:style style:name="T20" style:family="text">
      <style:text-properties officeooo:rsid="006a3a53"/>
    </style:style>
    <style:style style:name="T21" style:family="text">
      <style:text-properties officeooo:rsid="006bc4e3"/>
    </style:style>
    <style:style style:name="T22" style:family="text">
      <style:text-properties fo:color="#000000" fo:font-weight="normal" style:font-weight-asian="normal" style:font-weight-complex="normal"/>
    </style:style>
    <style:style style:name="T23" style:family="text">
      <style:text-properties officeooo:rsid="006d14ff"/>
    </style:style>
    <style:style style:name="T24" style:family="text">
      <style:text-properties officeooo:rsid="0070f0e2"/>
    </style:style>
    <style:style style:name="T25" style:family="text">
      <style:text-properties officeooo:rsid="007359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apter 12</text:p>
      <text:p text:style-name="P1"><text:span text:style-name="T2">Process: </text:span>Verification and validation is a continuous process that is performed throughout the life-cycle of a simulation study.</text:p>
      <text:p text:style-name="P1"><text:span text:style-name="T2">Verification: </text:span><text:span text:style-name="T3">I</text:span><text:span text:style-name="T13">s</text:span> the process of ensuring that the conceptual model has been transformed into a computer model with a sufficient accuracy.</text:p>
      <text:p text:style-name="P1"><text:span text:style-name="T2">Validation: </text:span>Is the process of ensuring that the model is sufficiently accurate for the purpose at hand.</text:p>
      <text:p text:style-name="P1"><text:span text:style-name="T2">Unit of Measure:</text:span> Validity is a binary decision. A model is either sufficiently accurate or not. For accuracy, it can be measured from 0 to 100%.</text:p>
      <text:p text:style-name="P2"><text:span text:style-name="T2">Steps: </text:span>For each activity in a simulation study, at least one verification or validation activity is performed in parallel.</text:p>
      <text:p text:style-name="P2"><text:span text:style-name="T2">Conceptual model validation: </text:span>content, assumption simplification of model are sufficiently accurate. Does it contains all the necessary details?</text:p>
      <text:p text:style-name="P2"><text:span text:style-name="T2">Data Validation:</text:span> contextual data and the data required for model realization are sufficiently accurate for the purpose at hand.</text:p>
      <text:p text:style-name="P2"><text:span text:style-name="T2">White-box Validation: </text:span>micro check of the model. Each part of the computer model represents the real world with sufficient accuracy?</text:p>
      <text:p text:style-name="P2"><text:span text:style-name="T2">Black-Box Validation:</text:span> macro check of the model. Does the overall model provide sufficient accurate representation of the real world system?</text:p>
      <text:p text:style-name="P2"><text:span text:style-name="T2">Experimentation Validation: </text:span>do the experimental procedures provide results that are sufficiently accurate.</text:p>
      <text:p text:style-name="P2"><text:span text:style-name="T2">Solution Validation:</text:span> determining that the results obtained from the model of the proposed solution are sufficiently accurate.</text:p>
      <text:p text:style-name="P2"><text:span text:style-name="T2">Diff Black-box/SolutionValidation:</text:span> Sol<text:span text:style-name="T13">ution</text:span> Va<text:span text:style-name="T13">idation</text:span> is diff<text:span text:style-name="T13">erent</text:span> <text:span text:style-name="T13">f</text:span>rom B<text:span text:style-name="T13">lack </text:span>box because it only compares the final model. It can only take place post implementation, and so, unlike the other forms of validations, it’s not intrinsic to the simulation study itself.</text:p>
      <text:p text:style-name="P3"><text:span text:style-name="T2">Diff Verification/ white box validation: </text:span>In verification the reference point is the conceptual model and as such the modeller can carry out verification on his own without reference of the real world. Meanwhile, in white-box validation the reference point is the real world and so the modeller must work with domain experts.</text:p>
      <text:p text:style-name="P3"><text:span text:style-name="T2">No general validity: </text:span>A model is only valid in respect to its purpose. A model can’t be valid for different purposes, and also having a general model, suitable for multiple purposes is unlikely to be produces, as it requires a vast amount of code and resources.</text:p>
      <text:p text:style-name="P4"><text:span text:style-name="T2">No Real World Comparison:</text:span> Much validation requires the comparison with the real world. In some models the real world doesn’t exist, or if it does, the model is used to investigate alternative operating practices, for which no real world exist.</text:p>
      <text:p text:style-name="P4"><text:span text:style-name="T2">Real world data Inaccurate:</text:span> The model is usually run under the same condition of real world. The real world data may be inaccurate, or if it’s accurate it will be just a sample and even more, the model will produce just a sample. This creates problems on defining whether it is correct.</text:p>
      <text:p text:style-name="P4"><text:span text:style-name="T2">Which real world: </text:span>People have different world view. Which interpretation should be used for developing and validating the model?</text:p>
      <text:p text:style-name="P5">Not enough time: The modeller job is to ensure that as much of the model is verified and validated as possible.</text:p>
      <text:p text:style-name="P5"><text:span text:style-name="T2">Confidence not validity:</text:span> validity can <text:s/>never be assured. The purpose of the modeller is to increase confidence of the model. The more tests performed, the more the confidence in the model increases, and so the confidence of the client to use it.</text:p>
      <text:p text:style-name="P6"><text:span text:style-name="T2">Confidence:</text:span> the level of certainty that an assumption about the real system is correct.</text:p>
      <text:p text:style-name="P6"><text:span text:style-name="T2">Impact:</text:span> is the estimate effect on the model results if the assumption is incorrect</text:p>
      <text:p text:style-name="P6"><text:span text:style-name="T2">Validating a conceptual model:</text:span> there aren’t formal methods. We start from the project specifications,specifications should be circulated around knowledgeable people,and found issued need to be taken care of. We need to assess the confidence an impact. Trying to remove low confidence and high impact elements, or if we can’t try to make a sensitivity analysis to quantify the impact.</text:p>
      <text:p text:style-name="P6"><text:span text:style-name="T2">Verification and white box methods:</text:span> <text:span text:style-name="T9">Checking the code</text:span> – <text:span text:style-name="T9">Visual checks</text:span>) running the model and checking that each element behaves as expected – <text:span text:style-name="T9">Inspecting output results) </text:span><text:span text:style-name="T14">Inspecting the reports from a simulation, we can compare the obtained and expected results</text:span>.</text:p>
      <text:p text:style-name="P7"><text:span text:style-name="T2">Black Box Validation: </text:span><text:span text:style-name="T9">1)</text:span> Comparison with the real system - <text:span text:style-name="T9">2)</text:span> Comparison with other model</text:p>
      <text:p text:style-name="P7"><text:span text:style-name="T2">Real system comparison:</text:span> <text:span text:style-name="T9">1)</text:span>the model should run under the same input and produce almost the same output <text:span text:style-name="T9">2)</text:span> Run the simulation from a trace of historical data <text:span text:style-name="T9">3)</text:span> Compare relationships between input and outputs. If increase A cause increase in B in real world, the same should be in model <text:span text:style-name="T9">4) </text:span>compare the simulation model against a mathematical model,like paper calculation, spreadsheet analysis and queuing theory.</text:p>
      <text:p text:style-name="P8"><text:span text:style-name="T2">Black Box problems:</text:span> It can be seen as primary test for a simulation model, many times the modeller gets tempted to tweak the input until the simulation provides the correct output. This can lead to a simulations that is unrepresentative of the system it is trying to model.</text:p>
      <text:p text:style-name="P9">Solution Validation: it’s rarely carried out because it may take years to implement.</text:p>
      <text:p text:style-name="P9"><text:span text:style-name="T2">Ind</text:span><text:span text:style-name="T4">e</text:span><text:span text:style-name="T2">pendent verification and validation/verification, validation and accreditation: </text:span>involves an independent third party whose aim is to determin<text:span text:style-name="T15">e</text:span> whether a model is suitable for a particular use. Carried out mostly for large scale military and policy models</text:p>
      <text:p text:style-name="P19">Generating data for a single distribution</text:p>
      <text:p text:style-name="P12"><text:span text:style-name="T17">Categorical data:</text:span> get the frequency of each category,think of it as a probability to have it. Then use these probabilities to generate data. Can do by <text:span text:style-name="T9">Pandas</text:span> sample(). If generating numerical data it won’t work, as it will extrapolate. It will not give data that may exist but you don’t have.</text:p>
      <text:p text:style-name="P12">In this case you need to <text:span text:style-name="T9">generate a distribution</text:span> from the histogram of the data via a <text:span text:style-name="T9">spline</text:span>.</text:p>
      <text:p text:style-name="P12">You can use your data to define an empirical or a theoretical distribution.</text:p>
      <text:p text:style-name="P12"><text:span text:style-name="T17">Empirical vs Theoretical:</text:span> Empirical distributions can have irregularities, particularly if only a small number of data values are available. Empirical distributions may not allow to generate values outside the range of observed data. So you can’t test your simulation in extreme conditions and find if it’s robust. A theoretical distribution is a compact representation. • A theoretical distribution is easy to change.</text:p>
      <text:p text:style-name="P19">Generating data for a joint distributions</text:p>
      <text:p text:style-name="P13"><text:span text:style-name="T19">Statistic Independence</text:span><text:span text:style-name="T17">:</text:span> <text:span text:style-name="T23">A set of variable that convey no information about any other</text:span></text:p>
      <text:p text:style-name="P14"><text:span text:style-name="T15">Check for variable independence: </text:span>Have two sets of numbers, <text:span text:style-name="T23">Height</text:span> and <text:span text:style-name="T20">W</text:span>eig<text:span text:style-name="T20">h</text:span>t. We plot the two variables, and we then try to fit a line <text:span text:style-name="T21">wit the </text:span><text:span text:style-name="T10">Pearson correlation</text:span><text:span text:style-name="T9">. </text:span>This will return the coefficient of correlation R^2. <text:span text:style-name="T20">This correlation is sensible to outliers. Better would be the Thiel-sen estimator. We can plot the data, and if we have more than 2 dimension, we create scattered plot or scattered matrix for 3+. Visualization doesn’t proof things. For that we need to run the analysis.</text:span></text:p>
      <text:p text:style-name="P14"><text:span text:style-name="T18">Line don’t fit:</text:span><text:span text:style-name="T21"> <text:s/>A line is not enough. I might still have a relationship, but it’s not linear.</text:span></text:p>
      <text:p text:style-name="P15"><text:span text:style-name="T16">P</text:span><text:span text:style-name="T17">arallel coordinates and curves:</text:span><text:span text:style-name="T9"> </text:span>are visualization methods, but they don’t substitute statistics.</text:p>
      <text:p text:style-name="P16"><text:span text:style-name="T17">Improved way:</text:span> I can create a plot as relationship between two features, and then find a distribution. We can try to fit different theoretical distributions. The problem is that we can keep searching forever for the right one. If we have data,<text:span text:style-name="T23">we can use </text:span><text:span text:style-name="T11">data mining</text:span><text:span text:style-name="T23"> and <text:s/>can create a </text:span><text:span text:style-name="T11">classifier</text:span><text:span text:style-name="T23">, to see if knowing x we can derive data from y. if we can, the variables are correlated.</text:span></text:p>
      <text:p text:style-name="P17">It’s OK to find a relationship using data mining, but when modeling we like to have a theoretical ,using as wee assumptions and weird shapes as we can.</text:p>
      <text:p text:style-name="P21"><text:soft-page-break/>Multivariate Distribution: <text:span text:style-name="T22">A distribution across multiple dimension. It’s a pain to calibrate everything, and get worse with the number of dimensions. Also it’s a problem if the distribution of two variable are different, one a normal, one uniform, and somehow they depend each other. We would like one that works for every combination of distributions</text:span></text:p>
      <text:p text:style-name="P22"><text:span text:style-name="T1">The Johnson system.</text:span><text:span text:style-name="T22"> Most of the distribution you want are normal-like, but they need a bit of twisting. It can take any kind of distribution. </text:span></text:p>
      <text:p text:style-name="P22"><text:span text:style-name="T22">Pattern: cut corners. Get one of them, then do another and then another. We fit one variable, then based on that the correlation with another and so on.</text:span></text:p>
      <text:p text:style-name="P23"><text:span text:style-name="T1">In practice we cut corners: </text:span><text:span text:style-name="T22">I’m going to get the select a subset of the edges. So from one variable, we derive all the other. p(Var1) then (var1|var2) then p(var1,var3) etc.</text:span></text:p>
      <text:p text:style-name="P20">British approach to quality assessment</text:p>
      <text:p text:style-name="P21"/>
      <text:p text:style-name="P13"><text:span text:style-name="T5">Trust a model: </text:span>External audit team was able to replicate the findings by following the process to build their own model.Internal audit certified the data and code correctness. All these take time from highly qualified people. There is a cost.</text:p>
      <text:p text:style-name="P18"><text:span text:style-name="T2">Proportionality of response: </text:span>Version control → Analyst-led testing → Quality assurance guidelines → Periodic review → Internal peer review → External peer review → Internal analysis audit review → External analysis review.</text:p>
      <text:p text:style-name="P18"><text:span text:style-name="T2">No perfect data: </text:span>you will make assumptions. So it will be good to track the consequences of those assumptions</text:p>
      <text:p text:style-name="P18"><text:span text:style-name="T6">Communicate:</text:span><text:span text:style-name="T25"> </text:span>Commissioner should communicate the result of analysys to decision makers. In doing so he he should: 1) Try not to communicate certainty where there is <text:s/>uncertainty 2) a balanced picture of what is known and what is uncertain 3) describe the range of possible outcomes 4) identify key risks and uncertainty that have a large impact o the predicted outcome 5) identify options to manage risks 6) focus on communicating the level of confidence</text:p>
      <text:p text:style-name="P18"><text:span text:style-name="T2">four principles: </text:span>• Proportionality of response • Assurance throughout development • Uncertainty identification, quantification, and impact assessment</text:p>
      <text:p text:style-name="P18"><text:span text:style-name="T2">Analysis with RIGOUR: </text:span>• Repeatable • Independent grounded in reality • Objective • understood and managed Uncertainty • address the initial question Robustly.</text:p>
      <text:p text:style-name="P18"><text:span text:style-name="T2">Balanced Group:</text:span> The group behind a model need to be balanced, to produce a balanced simulation that takes in consideration different point of view of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1:42:19.830529704</meta:creation-date>
    <meta:editing-duration>PT3H19M32S</meta:editing-duration>
    <meta:editing-cycles>15</meta:editing-cycles>
    <meta:generator>LibreOffice/5.4.5.1$Linux_X86_64 LibreOffice_project/40m0$Build-1</meta:generator>
    <dc:date>2018-04-26T00:02:48.658574827</dc:date>
    <meta:print-date>2018-04-26T00:01:02.307534107</meta:print-date>
    <meta:document-statistic meta:table-count="0" meta:image-count="0" meta:object-count="0" meta:page-count="2" meta:paragraph-count="53" meta:word-count="1579" meta:character-count="9808" meta:non-whitespace-character-count="8275"/>
  </office:meta>
</office:document-meta>
</file>